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C000002BA00F55CEDD6E24B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Narrow" svg:font-family="ArialNarrow" style:font-pitch="variable"/>
    <style:font-face style:name="ArialNarrow1" svg:font-family="ArialNarrow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dealista" svg:font-family="Idealista" style:font-pitch="variable"/>
    <style:font-face style:name="Idealista1" svg:font-family="Idealis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solid" draw:fill-color="#000000" draw:opacity="70%"/>
    </style:style>
    <style:style style:name="gr3" style:family="graphic" style:parent-style-name="standard">
      <style:graphic-properties draw:stroke="none" draw:fill="solid" draw:fill-color="#000000" draw:opacity="45%"/>
    </style:style>
    <style:style style:name="gr4" style:family="graphic" style:parent-style-name="standard">
      <style:graphic-properties draw:stroke="none" draw:fill="solid" draw:fill-color="#e62a2a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3.19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49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92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98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41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00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3.7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5.2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31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2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77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89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3.3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72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52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solid" draw:fill-color="#2c2b2a" draw:opacity="13%"/>
    </style:style>
    <style:style style:name="gr22" style:family="graphic" style:parent-style-name="standard">
      <style:graphic-properties draw:stroke="none" draw:fill="solid" draw:fill-color="#fefef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534cm" fo:padding-top="0cm" fo:padding-bottom="0cm" fo:padding-left="0cm" fo:padding-right="0cm"/>
      <style:paragraph-properties style:writing-mode="lr-tb"/>
    </style:style>
    <style:style style:name="gr24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000000" draw:opacity="70%"/>
    </style:style>
    <style:style style:name="P3" style:family="paragraph">
      <loext:graphic-properties draw:fill="solid" draw:fill-color="#000000" draw:opacity="45%"/>
    </style:style>
    <style:style style:name="P4" style:family="paragraph">
      <loext:graphic-properties draw:fill="solid" draw:fill-color="#e62a2a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7" style:family="paragraph">
      <loext:graphic-properties draw:fill="none"/>
      <style:paragraph-properties style:writing-mode="lr-tb"/>
      <style:text-properties fo:font-size="5.69999980926514pt" style:font-size-asian="5.69999980926514pt" style:font-size-complex="5.69999980926514pt"/>
    </style:style>
    <style:style style:name="P8" style:family="paragraph">
      <loext:graphic-properties draw:fill="none"/>
      <style:paragraph-properties style:writing-mode="lr-tb"/>
      <style:text-properties fo:font-size="17.1000003814697pt" style:font-size-asian="17.1000003814697pt" style:font-size-complex="17.1000003814697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style:writing-mode="lr-tb"/>
      <style:text-properties fo:font-size="10.6999998092651pt" style:font-size-asian="10.6999998092651pt" style:font-size-complex="10.6999998092651pt"/>
    </style:style>
    <style:style style:name="P11" style:family="paragraph">
      <loext:graphic-properties draw:fill="solid" draw:fill-color="#2c2b2a" draw:opacity="13%"/>
    </style:style>
    <style:style style:name="P12" style:family="paragraph">
      <loext:graphic-properties draw:fill="solid" draw:fill-color="#fefefe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Arial1" fo:font-size="13.8999996185303pt" fo:font-style="italic" fo:font-weight="bold" style:font-name-asian="Arial1" style:font-size-asian="13.8999996185303pt" style:font-style-asian="italic" style:font-weight-asian="bold" style:font-name-complex="Arial1" style:font-size-complex="13.8999996185303pt" style:font-style-complex="italic" style:font-weight-complex="bold"/>
    </style:style>
    <style:style style:name="T2" style:family="text">
      <style:text-properties fo:color="#ffffff" loext:opacity="100%" style:font-name="ArialNarrow1" fo:font-size="5.69999980926514pt" fo:font-weight="normal" style:font-name-asian="ArialNarrow1" style:font-size-asian="5.69999980926514pt" style:font-weight-asian="normal" style:font-name-complex="ArialNarrow1" style:font-size-complex="5.69999980926514pt" style:font-weight-complex="normal"/>
    </style:style>
    <style:style style:name="T3" style:family="text">
      <style:text-properties fo:color="#000000" loext:opacity="100%" style:font-name="Idealista1" fo:font-size="17.1000003814697pt" fo:font-weight="bold" style:font-name-asian="Idealista1" style:font-size-asian="17.1000003814697pt" style:font-weight-asian="bold" style:font-name-complex="Idealista1" style:font-size-complex="17.1000003814697pt" style:font-weight-complex="bold"/>
    </style:style>
    <style:style style:name="T4" style:family="text">
      <style:text-properties fo:color="#000000" loext:opacity="100%" style:font-name="Idealista1" fo:font-size="10.6999998092651pt" fo:font-style="italic" fo:font-weight="bold" style:font-name-asian="Idealista1" style:font-size-asian="10.6999998092651pt" style:font-style-asian="italic" style:font-weight-asian="bold" style:font-name-complex="Idealista1" style:font-size-complex="10.699999809265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75cm" svg:height="7.575cm" svg:x="21.949cm" svg:y="9.231cm" svg:viewBox="0 0 7751 7576" draw:points="0,2384 7751,7576 7751,3037 3830,0">
          <text:p/>
        </draw:polygon>
        <draw:polygon draw:style-name="gr2" draw:text-style-name="P2" draw:layer="layout" svg:width="15.466cm" svg:height="4.239cm" svg:x="14.233cm" svg:y="-0.001cm" svg:viewBox="0 0 15467 4240" draw:points="0,0 10801,4240 15467,1062 15467,0">
          <text:p/>
        </draw:polygon>
        <draw:polygon draw:style-name="gr3" draw:text-style-name="P3" draw:layer="layout" svg:width="13.248cm" svg:height="4.268cm" svg:x="11.822cm" svg:y="-0.001cm" svg:viewBox="0 0 13249 4269" draw:points="0,0 13212,4240 13249,4269 2411,0">
          <text:p/>
        </draw:polygon>
        <draw:polygon draw:style-name="gr2" draw:text-style-name="P2" draw:layer="layout" svg:width="4.889cm" svg:height="4.985cm" svg:x="24.811cm" svg:y="16.015cm" svg:viewBox="0 0 4890 4986" draw:points="4889,791 4890,4986 0,4986 3709,0">
          <text:p/>
        </draw:polygon>
        <draw:polygon draw:style-name="gr3" draw:text-style-name="P3" draw:layer="layout" svg:width="3.708cm" svg:height="5.34cm" svg:x="24.811cm" svg:y="15.66cm" svg:viewBox="0 0 3709 5341" draw:points="3709,355 3179,0 0,5341 14,5335">
          <text:p/>
        </draw:polygon>
        <draw:path draw:style-name="gr1" draw:text-style-name="P1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4" draw:text-style-name="P4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4" draw:text-style-name="P4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4" draw:text-style-name="P4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4" draw:text-style-name="P4" draw:layer="layout" svg:width="0.005cm" svg:height="0.001cm" svg:x="3.585cm" svg:y="1.712cm" svg:viewBox="0 0 6 2" svg:d="M0 2c2 0 4-2 6-2v2c-2 0-4 0-6 0z">
          <text:p/>
        </draw:path>
        <draw:frame draw:style-name="gr5" draw:text-style-name="P6" draw:layer="layout" svg:width="3.198cm" svg:height="0.552cm" svg:x="0.993cm" svg:y="2.244cm">
          <draw:text-box>
            <text:p text:style-name="P5"><text:span text:style-name="T1">BLADE CLUB</text:span></text:p>
          </draw:text-box>
        </draw:frame>
        <draw:frame draw:style-name="gr6" draw:text-style-name="P7" draw:layer="layout" svg:width="0.497cm" svg:height="0.23cm" svg:x="2.327cm" svg:y="2.804cm">
          <draw:text-box>
            <text:p text:style-name="P5"><text:span text:style-name="T2">Z L Í N</text:span></text:p>
          </draw:text-box>
        </draw:frame>
        <draw:frame draw:style-name="gr7" draw:text-style-name="P8" draw:layer="layout" svg:width="2.927cm" svg:height="0.708cm" svg:x="6.063cm" svg:y="2.589cm">
          <draw:text-box>
            <text:p text:style-name="P5"><text:span text:style-name="T3">UDĚLUJE</text:span></text:p>
          </draw:text-box>
        </draw:frame>
        <draw:line draw:style-name="gr8" draw:text-style-name="P9" draw:layer="layout" svg:x1="21.205cm" svg:y1="16.03cm" svg:x2="24.507cm" svg:y2="16.03cm">
          <text:p/>
        </draw:line>
        <draw:frame draw:style-name="gr9" draw:text-style-name="P8" draw:layer="layout" svg:width="2.982cm" svg:height="0.708cm" svg:x="5.881cm" svg:y="1.44cm">
          <draw:text-box>
            <text:p text:style-name="P5"><text:span text:style-name="T3">JIU-JITSU</text:span></text:p>
          </draw:text-box>
        </draw:frame>
        <draw:frame draw:style-name="gr10" draw:text-style-name="P10" draw:layer="layout" svg:width="1.412cm" svg:height="0.441cm" svg:x="22.274cm" svg:y="16.189cm">
          <draw:text-box>
            <text:p text:style-name="P5"><text:span text:style-name="T4">Datum</text:span></text:p>
          </draw:text-box>
        </draw:frame>
        <draw:line draw:style-name="gr8" draw:text-style-name="P9" draw:layer="layout" svg:x1="14.783cm" svg:y1="18.841cm" svg:x2="19.356cm" svg:y2="18.841cm">
          <text:p/>
        </draw:line>
        <draw:frame draw:style-name="gr11" draw:text-style-name="P10" draw:layer="layout" svg:width="1.005cm" svg:height="0.441cm" svg:x="22.432cm" svg:y="16.642cm">
          <draw:text-box>
            <text:p text:style-name="P5"><text:span text:style-name="T4">Date</text:span></text:p>
          </draw:text-box>
        </draw:frame>
        <draw:frame draw:style-name="gr12" draw:text-style-name="P10" draw:layer="layout" svg:width="3.77cm" svg:height="0.441cm" svg:x="15.305cm" svg:y="19.067cm">
          <draw:text-box>
            <text:p text:style-name="P5"><text:span text:style-name="T4">Zkušební komisař</text:span></text:p>
          </draw:text-box>
        </draw:frame>
        <draw:frame draw:style-name="gr13" draw:text-style-name="P10" draw:layer="layout" svg:width="5.201cm" svg:height="0.441cm" svg:x="14.652cm" svg:y="19.521cm">
          <draw:text-box>
            <text:p text:style-name="P5"><text:span text:style-name="T4">Examining commissiarry</text:span></text:p>
          </draw:text-box>
        </draw:frame>
        <draw:line draw:style-name="gr8" draw:text-style-name="P9" draw:layer="layout" svg:x1="1.421cm" svg:y1="14.549cm" svg:x2="15.991cm" svg:y2="14.549cm">
          <text:p/>
        </draw:line>
        <draw:frame draw:style-name="gr14" draw:text-style-name="P10" draw:layer="layout" svg:width="1.314cm" svg:height="0.441cm" svg:x="1.847cm" svg:y="14.743cm">
          <draw:text-box>
            <text:p text:style-name="P5"><text:span text:style-name="T4">Jméno</text:span></text:p>
          </draw:text-box>
        </draw:frame>
        <draw:frame draw:style-name="gr15" draw:text-style-name="P10" draw:layer="layout" svg:width="1.217cm" svg:height="0.441cm" svg:x="1.927cm" svg:y="15.197cm">
          <draw:text-box>
            <text:p text:style-name="P5"><text:span text:style-name="T4">Name</text:span></text:p>
          </draw:text-box>
        </draw:frame>
        <draw:frame draw:style-name="gr16" draw:text-style-name="P10" draw:layer="layout" svg:width="1.772cm" svg:height="0.441cm" svg:x="4.874cm" svg:y="14.739cm">
          <draw:text-box>
            <text:p text:style-name="P5"><text:span text:style-name="T4">Příjmení</text:span></text:p>
          </draw:text-box>
        </draw:frame>
        <draw:frame draw:style-name="gr17" draw:text-style-name="P10" draw:layer="layout" svg:width="1.894cm" svg:height="0.441cm" svg:x="4.86cm" svg:y="15.193cm">
          <draw:text-box>
            <text:p text:style-name="P5"><text:span text:style-name="T4">Surname</text:span></text:p>
          </draw:text-box>
        </draw:frame>
        <draw:frame draw:style-name="gr18" draw:text-style-name="P10" draw:layer="layout" svg:width="3.38cm" svg:height="0.441cm" svg:x="8.161cm" svg:y="14.707cm">
          <draw:text-box>
            <text:p text:style-name="P5"><text:span text:style-name="T4">Datum narození</text:span></text:p>
          </draw:text-box>
        </draw:frame>
        <draw:frame draw:style-name="gr19" draw:text-style-name="P10" draw:layer="layout" svg:width="2.728cm" svg:height="0.441cm" svg:x="8.417cm" svg:y="15.161cm">
          <draw:text-box>
            <text:p text:style-name="P5"><text:span text:style-name="T4">Date of birth</text:span></text:p>
          </draw:text-box>
        </draw:frame>
        <draw:frame draw:style-name="gr20" draw:text-style-name="P10" draw:layer="layout" svg:width="2.525cm" svg:height="0.441cm" svg:x="13.451cm" svg:y="14.738cm">
          <draw:text-box>
            <text:p text:style-name="P5"><text:span text:style-name="T4">Oddíl (klub)</text:span></text:p>
          </draw:text-box>
        </draw:frame>
        <draw:path draw:style-name="gr1" draw:text-style-name="P1" draw:layer="layout" svg:width="0.538cm" svg:height="0.25cm" svg:x="18.479cm" svg:y="4.335cm" svg:viewBox="0 0 539 251" svg:d="M0 99c141-17 313-43 467-99l72 63c-149 96-365 159-515 188z">
          <text:p/>
        </draw:path>
        <draw:path draw:style-name="gr1" draw:text-style-name="P1" draw:layer="layout" svg:width="0.896cm" svg:height="1.086cm" svg:x="18.544cm" svg:y="3.74cm" svg:viewBox="0 0 897 1087" svg:d="M0 946c377-146 908-462 812-946l81 87c53 480-447 817-832 1000z">
          <text:p/>
        </draw:path>
        <draw:path draw:style-name="gr1" draw:text-style-name="P1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1" draw:text-style-name="P1" draw:layer="layout" svg:width="0.479cm" svg:height="0.623cm" svg:x="18.844cm" svg:y="3.754cm" svg:viewBox="0 0 480 624" svg:d="M173 624c-50-50-108-93-173-119l471-505c48 255-101 469-298 624z">
          <text:p/>
        </draw:path>
        <draw:path draw:style-name="gr1" draw:text-style-name="P1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1" draw:text-style-name="P1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1" draw:text-style-name="P1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1" draw:text-style-name="P1" draw:layer="layout" svg:width="0.538cm" svg:height="0.25cm" svg:x="18.347cm" svg:y="4.499cm" svg:viewBox="0 0 539 251" svg:d="M539 98c-140-17-311-42-467-98l-72 62c150 97 366 160 515 189z">
          <text:p/>
        </draw:path>
        <draw:path draw:style-name="gr1" draw:text-style-name="P1" draw:layer="layout" svg:width="0.896cm" svg:height="1.087cm" svg:x="17.925cm" svg:y="3.904cm" svg:viewBox="0 0 897 1088" svg:d="M897 945c-377-146-908-461-812-945l-81 86c-53 480 447 817 832 1002z">
          <text:p/>
        </draw:path>
        <draw:path draw:style-name="gr1" draw:text-style-name="P1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1" draw:text-style-name="P1" draw:layer="layout" svg:width="0.479cm" svg:height="0.623cm" svg:x="18.041cm" svg:y="3.918cm" svg:viewBox="0 0 480 624" svg:d="M307 624c50-50 108-93 173-119l-471-505c-48 256 101 469 298 624z">
          <text:p/>
        </draw:path>
        <draw:path draw:style-name="gr1" draw:text-style-name="P1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1" draw:text-style-name="P1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1" draw:text-style-name="P1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2" draw:text-style-name="P2" draw:layer="layout" svg:width="3.83cm" svg:height="5.276cm" svg:x="21.949cm" svg:y="6.338cm" svg:viewBox="0 0 3831 5277" draw:points="0,0 0,5277 3831,2894">
          <text:p/>
        </draw:polygon>
        <draw:polygon draw:style-name="gr1" draw:text-style-name="P1" draw:layer="layout" svg:width="7.75cm" svg:height="8.17cm" svg:x="21.949cm" svg:y="1.061cm" svg:viewBox="0 0 7751 8171" draw:points="7751,0 0,5278 3830,8171 7751,5873">
          <text:p/>
        </draw:polygon>
        <draw:polygon draw:style-name="gr3" draw:text-style-name="P3" draw:layer="layout" svg:width="3.92cm" svg:height="5.334cm" svg:x="25.779cm" svg:y="6.933cm" svg:viewBox="0 0 3921 5335" draw:points="0,2299 3921,0 3921,5335">
          <text:p/>
        </draw:polygon>
        <draw:path draw:style-name="gr21" draw:text-style-name="P1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1" draw:text-style-name="P1" draw:layer="layout" svg:width="0.538cm" svg:height="0.25cm" svg:x="2.736cm" svg:y="17.816cm" svg:viewBox="0 0 539 251" svg:d="M0 99c141-17 313-43 467-99l72 63c-149 96-366 159-515 188z">
          <text:p/>
        </draw:path>
        <draw:path draw:style-name="gr1" draw:text-style-name="P1" draw:layer="layout" svg:width="0.896cm" svg:height="1.087cm" svg:x="2.801cm" svg:y="17.221cm" svg:viewBox="0 0 897 1088" svg:d="M0 946c378-146 908-462 812-946l81 86c53 481-446 818-832 1002z">
          <text:p/>
        </draw:path>
        <draw:path draw:style-name="gr1" draw:text-style-name="P1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1" draw:text-style-name="P1" draw:layer="layout" svg:width="0.48cm" svg:height="0.622cm" svg:x="3.101cm" svg:y="17.236cm" svg:viewBox="0 0 481 623" svg:d="M174 623c-51-50-108-93-174-119l472-504c48 255-102 467-298 623z">
          <text:p/>
        </draw:path>
        <draw:path draw:style-name="gr1" draw:text-style-name="P1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1" draw:text-style-name="P1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1" draw:text-style-name="P1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1" draw:text-style-name="P1" draw:layer="layout" svg:width="0.538cm" svg:height="0.251cm" svg:x="2.604cm" svg:y="17.98cm" svg:viewBox="0 0 539 252" svg:d="M539 99c-140-17-312-43-467-99l-72 63c150 97 366 159 515 189z">
          <text:p/>
        </draw:path>
        <draw:path draw:style-name="gr1" draw:text-style-name="P1" draw:layer="layout" svg:width="0.897cm" svg:height="1.086cm" svg:x="2.182cm" svg:y="17.386cm" svg:viewBox="0 0 898 1087" svg:d="M898 946c-378-146-909-463-812-946l-82 86c-53 481 447 818 833 1001z">
          <text:p/>
        </draw:path>
        <draw:path draw:style-name="gr1" draw:text-style-name="P1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1" draw:text-style-name="P1" draw:layer="layout" svg:width="0.479cm" svg:height="0.622cm" svg:x="2.298cm" svg:y="17.4cm" svg:viewBox="0 0 480 623" svg:d="M307 623c51-50 109-92 173-118l-471-505c-48 255 102 469 298 623z">
          <text:p/>
        </draw:path>
        <draw:path draw:style-name="gr1" draw:text-style-name="P1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1" draw:text-style-name="P1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1" draw:text-style-name="P1" draw:layer="layout" svg:width="0.988cm" svg:height="1.527cm" svg:x="2.329cm" svg:y="18.635cm" svg:viewBox="0 0 989 1528" svg:d="M989 1528c-58-618-417-1238-976-1528 5 84 0 168-13 251 381 313 586 788 578 1277z">
          <text:p/>
        </draw:path>
        <draw:path draw:style-name="gr22" draw:text-style-name="P12" draw:layer="layout" svg:width="0.225cm" svg:height="0.173cm" svg:x="10.44cm" svg:y="2.287cm" svg:viewBox="0 0 226 174" svg:d="M226 171l-145 3c-24 0-43-8-57-24-16-16-24-36-24-61-1-24 6-45 21-62 15-16 34-25 57-25l145-2 1 52-138 2c-11 0-20 3-27 10-6 6-10 14-9 24 0 11 3 19 10 25 7 7 16 10 27 10l138-3z">
          <text:p/>
        </draw:path>
        <draw:path draw:style-name="gr22" draw:text-style-name="P12" draw:layer="layout" svg:width="0.16cm" svg:height="0.152cm" svg:x="10.452cm" svg:y="2.522cm" svg:viewBox="0 0 161 153" svg:d="M0 23l145-23 4 22-23 4c9 4 16 10 22 17 6 8 10 17 12 27 2 16-1 31-10 44-9 14-22 22-39 24l-90 15-4-24 85-15c13-2 23-7 29-16s9-19 7-29c-2-12-7-21-18-28-9-7-19-10-31-8l-85 14z">
          <text:p/>
        </draw:path>
        <draw:path draw:style-name="gr22" draw:text-style-name="P12" draw:layer="layout" svg:width="0.285cm" svg:height="0.28cm" svg:x="12.041cm" svg:y="0.777cm" svg:viewBox="0 0 286 281" svg:d="M245 96l-49-5-3 24 50 6zM238 160l3-25-50-5-2 25zM129 84l-2 24 47 5 3-24zM122 148l48 5 3-25-48-5zM161 241l3-33-85-10 2-17 85 9 2-22-65-7 10-94 65 7 3-22-81-9 2-16 81 9 3-29 24 4c-1 2-2 3-6 4l-3 23 85 9-2 16-84-9-3 22 69 7-10 94-69-7-2 22 89 10-2 17-89-9-4 33zM48 0c17 15 35 38 43 53l-17 10c-7-15-25-38-42-54zM75 112l-10 96c19 37 61 41 115 47 32 4 69 7 92 8-3 4-7 13-8 18-20-1-52-4-81-7-63-7-103-11-128-50-14 12-30 23-43 31 0 3 0 4-2 5l-10-22c14-8 31-19 46-30l9-79-40-5 2-18z">
          <text:p/>
        </draw:path>
        <draw:path draw:style-name="gr1" draw:text-style-name="P1" draw:layer="layout" svg:width="10.413cm" svg:height="3.367cm" svg:x="3.578cm" svg:y="7.763cm" svg:viewBox="0 0 10414 3368" svg:d="M1481 180h-696l-785 562v705l785-562v2438h696zM2021 3323h740v-741h-740zM4624 0v1146c-144-135-337-202-570-202-498 0-821 314-821 929v565c0 615 404 930 1023 930 615 0 1019-315 1019-930v-2438zM4256 2806c-224 0-373-103-373-323v-655c0-220 144-323 368-323 225 0 373 103 373 323v655c0 220-144 323-368 323zM6442 1729c0-175 81-251 314-251 193 0 314 112 314 301v323c-139-130-345-198-592-198-485 0-799 247-799 732s314 732 794 732c319 0 566-104 696-319 126 260 386 372 866 274v-534c-206 22-314 13-314-283v-687c0-579-381-875-965-875-628 0-965 278-965 785zM6330 2613c0-134 143-192 368-192 224 0 372 58 372 192 0 135-148 193-372 193-225 0-368-58-368-193zM8372 3323h651v-1495c0-220 148-323 372-323 225 0 368 103 368 323v1495h651v-1450c0-615-404-929-1019-929-619 0-1023 314-1023 929z">
          <text:p/>
        </draw:path>
        <draw:frame draw:style-name="gr23" draw:text-style-name="P10" draw:layer="layout" svg:width="2.534cm" svg:height="0.441cm" svg:x="13.449cm" svg:y="15.192cm">
          <draw:text-box>
            <text:p text:style-name="P5"><text:span text:style-name="T4">Team (club)</text:span></text:p>
          </draw:text-box>
        </draw:frame>
        <draw:frame draw:style-name="gr24" draw:text-style-name="P13" draw:layer="layout" svg:width="3.92cm" svg:height="4cm" svg:x="9.58cm" svg:y="0.25cm">
          <draw:image xlink:href="Pictures/10000001000002AC000002BA00F55CEDD6E24B49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7.75cm" svg:height="7.575cm" svg:x="21.949cm" svg:y="9.231cm" svg:viewBox="0 0 7751 7576" draw:points="0,2384 7751,7576 7751,3037 3830,0">
          <text:p/>
        </draw:polygon>
        <draw:polygon draw:style-name="gr2" draw:text-style-name="P2" draw:layer="layout" svg:width="15.466cm" svg:height="4.239cm" svg:x="14.233cm" svg:y="-0.001cm" svg:viewBox="0 0 15467 4240" draw:points="0,0 10801,4240 15467,1062 15467,0">
          <text:p/>
        </draw:polygon>
        <draw:polygon draw:style-name="gr3" draw:text-style-name="P3" draw:layer="layout" svg:width="13.248cm" svg:height="4.268cm" svg:x="11.822cm" svg:y="-0.001cm" svg:viewBox="0 0 13249 4269" draw:points="0,0 13212,4240 13249,4269 2411,0">
          <text:p/>
        </draw:polygon>
        <draw:polygon draw:style-name="gr2" draw:text-style-name="P2" draw:layer="layout" svg:width="4.889cm" svg:height="4.985cm" svg:x="24.811cm" svg:y="16.015cm" svg:viewBox="0 0 4890 4986" draw:points="4889,791 4890,4986 0,4986 3709,0">
          <text:p/>
        </draw:polygon>
        <draw:polygon draw:style-name="gr3" draw:text-style-name="P3" draw:layer="layout" svg:width="3.708cm" svg:height="5.34cm" svg:x="24.811cm" svg:y="15.66cm" svg:viewBox="0 0 3709 5341" draw:points="3709,355 3179,0 0,5341 14,5335">
          <text:p/>
        </draw:polygon>
        <draw:path draw:style-name="gr1" draw:text-style-name="P1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4" draw:text-style-name="P4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4" draw:text-style-name="P4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4" draw:text-style-name="P4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4" draw:text-style-name="P4" draw:layer="layout" svg:width="0.005cm" svg:height="0.001cm" svg:x="3.585cm" svg:y="1.712cm" svg:viewBox="0 0 6 2" svg:d="M0 2c2 0 4-2 6-2v2c-2 0-4 0-6 0z">
          <text:p/>
        </draw:path>
        <draw:frame draw:style-name="gr5" draw:text-style-name="P6" draw:layer="layout" svg:width="3.198cm" svg:height="0.552cm" svg:x="0.993cm" svg:y="2.244cm">
          <draw:text-box>
            <text:p text:style-name="P5"><text:span text:style-name="T1">BLADE CLUB</text:span></text:p>
          </draw:text-box>
        </draw:frame>
        <draw:frame draw:style-name="gr6" draw:text-style-name="P7" draw:layer="layout" svg:width="0.497cm" svg:height="0.23cm" svg:x="2.327cm" svg:y="2.804cm">
          <draw:text-box>
            <text:p text:style-name="P5"><text:span text:style-name="T2">Z L Í N</text:span></text:p>
          </draw:text-box>
        </draw:frame>
        <draw:frame draw:style-name="gr7" draw:text-style-name="P8" draw:layer="layout" svg:width="2.927cm" svg:height="0.708cm" svg:x="6.063cm" svg:y="2.589cm">
          <draw:text-box>
            <text:p text:style-name="P5"><text:span text:style-name="T3">UDĚLUJE</text:span></text:p>
          </draw:text-box>
        </draw:frame>
        <draw:line draw:style-name="gr8" draw:text-style-name="P9" draw:layer="layout" svg:x1="21.205cm" svg:y1="16.03cm" svg:x2="24.507cm" svg:y2="16.03cm">
          <text:p/>
        </draw:line>
        <draw:frame draw:style-name="gr9" draw:text-style-name="P8" draw:layer="layout" svg:width="2.982cm" svg:height="0.708cm" svg:x="5.881cm" svg:y="1.44cm">
          <draw:text-box>
            <text:p text:style-name="P5"><text:span text:style-name="T3">JIU-JITSU</text:span></text:p>
          </draw:text-box>
        </draw:frame>
        <draw:frame draw:style-name="gr10" draw:text-style-name="P10" draw:layer="layout" svg:width="1.412cm" svg:height="0.441cm" svg:x="22.274cm" svg:y="16.189cm">
          <draw:text-box>
            <text:p text:style-name="P5"><text:span text:style-name="T4">Datum</text:span></text:p>
          </draw:text-box>
        </draw:frame>
        <draw:line draw:style-name="gr8" draw:text-style-name="P9" draw:layer="layout" svg:x1="14.783cm" svg:y1="18.841cm" svg:x2="19.356cm" svg:y2="18.841cm">
          <text:p/>
        </draw:line>
        <draw:frame draw:style-name="gr11" draw:text-style-name="P10" draw:layer="layout" svg:width="1.005cm" svg:height="0.441cm" svg:x="22.432cm" svg:y="16.642cm">
          <draw:text-box>
            <text:p text:style-name="P5"><text:span text:style-name="T4">Date</text:span></text:p>
          </draw:text-box>
        </draw:frame>
        <draw:frame draw:style-name="gr12" draw:text-style-name="P10" draw:layer="layout" svg:width="3.77cm" svg:height="0.441cm" svg:x="15.305cm" svg:y="19.067cm">
          <draw:text-box>
            <text:p text:style-name="P5"><text:span text:style-name="T4">Zkušební komisař</text:span></text:p>
          </draw:text-box>
        </draw:frame>
        <draw:frame draw:style-name="gr13" draw:text-style-name="P10" draw:layer="layout" svg:width="5.201cm" svg:height="0.441cm" svg:x="14.652cm" svg:y="19.521cm">
          <draw:text-box>
            <text:p text:style-name="P5"><text:span text:style-name="T4">Examining commissiarry</text:span></text:p>
          </draw:text-box>
        </draw:frame>
        <draw:line draw:style-name="gr8" draw:text-style-name="P9" draw:layer="layout" svg:x1="1.421cm" svg:y1="14.549cm" svg:x2="15.991cm" svg:y2="14.549cm">
          <text:p/>
        </draw:line>
        <draw:frame draw:style-name="gr14" draw:text-style-name="P10" draw:layer="layout" svg:width="1.314cm" svg:height="0.441cm" svg:x="1.847cm" svg:y="14.743cm">
          <draw:text-box>
            <text:p text:style-name="P5"><text:span text:style-name="T4">Jméno</text:span></text:p>
          </draw:text-box>
        </draw:frame>
        <draw:frame draw:style-name="gr15" draw:text-style-name="P10" draw:layer="layout" svg:width="1.217cm" svg:height="0.441cm" svg:x="1.927cm" svg:y="15.197cm">
          <draw:text-box>
            <text:p text:style-name="P5"><text:span text:style-name="T4">Name</text:span></text:p>
          </draw:text-box>
        </draw:frame>
        <draw:frame draw:style-name="gr16" draw:text-style-name="P10" draw:layer="layout" svg:width="1.772cm" svg:height="0.441cm" svg:x="4.874cm" svg:y="14.739cm">
          <draw:text-box>
            <text:p text:style-name="P5"><text:span text:style-name="T4">Příjmení</text:span></text:p>
          </draw:text-box>
        </draw:frame>
        <draw:frame draw:style-name="gr17" draw:text-style-name="P10" draw:layer="layout" svg:width="1.894cm" svg:height="0.441cm" svg:x="4.86cm" svg:y="15.193cm">
          <draw:text-box>
            <text:p text:style-name="P5"><text:span text:style-name="T4">Surname</text:span></text:p>
          </draw:text-box>
        </draw:frame>
        <draw:frame draw:style-name="gr18" draw:text-style-name="P10" draw:layer="layout" svg:width="3.38cm" svg:height="0.441cm" svg:x="8.161cm" svg:y="14.707cm">
          <draw:text-box>
            <text:p text:style-name="P5"><text:span text:style-name="T4">Datum narození</text:span></text:p>
          </draw:text-box>
        </draw:frame>
        <draw:frame draw:style-name="gr19" draw:text-style-name="P10" draw:layer="layout" svg:width="2.728cm" svg:height="0.441cm" svg:x="8.417cm" svg:y="15.161cm">
          <draw:text-box>
            <text:p text:style-name="P5"><text:span text:style-name="T4">Date of birth</text:span></text:p>
          </draw:text-box>
        </draw:frame>
        <draw:frame draw:style-name="gr20" draw:text-style-name="P10" draw:layer="layout" svg:width="2.525cm" svg:height="0.441cm" svg:x="13.451cm" svg:y="14.738cm">
          <draw:text-box>
            <text:p text:style-name="P5"><text:span text:style-name="T4">Oddíl (klub)</text:span></text:p>
          </draw:text-box>
        </draw:frame>
        <draw:path draw:style-name="gr1" draw:text-style-name="P1" draw:layer="layout" svg:width="0.538cm" svg:height="0.25cm" svg:x="18.479cm" svg:y="4.335cm" svg:viewBox="0 0 539 251" svg:d="M0 99c141-17 313-43 467-99l72 63c-149 96-365 159-515 188z">
          <text:p/>
        </draw:path>
        <draw:path draw:style-name="gr1" draw:text-style-name="P1" draw:layer="layout" svg:width="0.896cm" svg:height="1.086cm" svg:x="18.544cm" svg:y="3.74cm" svg:viewBox="0 0 897 1087" svg:d="M0 946c377-146 908-462 812-946l81 87c53 480-447 817-832 1000z">
          <text:p/>
        </draw:path>
        <draw:path draw:style-name="gr1" draw:text-style-name="P1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1" draw:text-style-name="P1" draw:layer="layout" svg:width="0.479cm" svg:height="0.623cm" svg:x="18.844cm" svg:y="3.754cm" svg:viewBox="0 0 480 624" svg:d="M173 624c-50-50-108-93-173-119l471-505c48 255-101 469-298 624z">
          <text:p/>
        </draw:path>
        <draw:path draw:style-name="gr1" draw:text-style-name="P1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1" draw:text-style-name="P1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1" draw:text-style-name="P1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1" draw:text-style-name="P1" draw:layer="layout" svg:width="0.538cm" svg:height="0.25cm" svg:x="18.347cm" svg:y="4.499cm" svg:viewBox="0 0 539 251" svg:d="M539 98c-140-17-311-42-467-98l-72 62c150 97 366 160 515 189z">
          <text:p/>
        </draw:path>
        <draw:path draw:style-name="gr1" draw:text-style-name="P1" draw:layer="layout" svg:width="0.896cm" svg:height="1.087cm" svg:x="17.925cm" svg:y="3.904cm" svg:viewBox="0 0 897 1088" svg:d="M897 945c-377-146-908-461-812-945l-81 86c-53 480 447 817 832 1002z">
          <text:p/>
        </draw:path>
        <draw:path draw:style-name="gr1" draw:text-style-name="P1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1" draw:text-style-name="P1" draw:layer="layout" svg:width="0.479cm" svg:height="0.623cm" svg:x="18.041cm" svg:y="3.918cm" svg:viewBox="0 0 480 624" svg:d="M307 624c50-50 108-93 173-119l-471-505c-48 256 101 469 298 624z">
          <text:p/>
        </draw:path>
        <draw:path draw:style-name="gr1" draw:text-style-name="P1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1" draw:text-style-name="P1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1" draw:text-style-name="P1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2" draw:text-style-name="P2" draw:layer="layout" svg:width="3.83cm" svg:height="5.276cm" svg:x="21.949cm" svg:y="6.338cm" svg:viewBox="0 0 3831 5277" draw:points="0,0 0,5277 3831,2894">
          <text:p/>
        </draw:polygon>
        <draw:polygon draw:style-name="gr1" draw:text-style-name="P1" draw:layer="layout" svg:width="7.75cm" svg:height="8.17cm" svg:x="21.949cm" svg:y="1.061cm" svg:viewBox="0 0 7751 8171" draw:points="7751,0 0,5278 3830,8171 7751,5873">
          <text:p/>
        </draw:polygon>
        <draw:polygon draw:style-name="gr3" draw:text-style-name="P3" draw:layer="layout" svg:width="3.92cm" svg:height="5.334cm" svg:x="25.779cm" svg:y="6.933cm" svg:viewBox="0 0 3921 5335" draw:points="0,2299 3921,0 3921,5335">
          <text:p/>
        </draw:polygon>
        <draw:path draw:style-name="gr21" draw:text-style-name="P1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1" draw:text-style-name="P1" draw:layer="layout" svg:width="0.538cm" svg:height="0.25cm" svg:x="2.736cm" svg:y="17.816cm" svg:viewBox="0 0 539 251" svg:d="M0 99c141-17 313-43 467-99l72 63c-149 96-366 159-515 188z">
          <text:p/>
        </draw:path>
        <draw:path draw:style-name="gr1" draw:text-style-name="P1" draw:layer="layout" svg:width="0.896cm" svg:height="1.087cm" svg:x="2.801cm" svg:y="17.221cm" svg:viewBox="0 0 897 1088" svg:d="M0 946c378-146 908-462 812-946l81 86c53 481-446 818-832 1002z">
          <text:p/>
        </draw:path>
        <draw:path draw:style-name="gr1" draw:text-style-name="P1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1" draw:text-style-name="P1" draw:layer="layout" svg:width="0.48cm" svg:height="0.622cm" svg:x="3.101cm" svg:y="17.236cm" svg:viewBox="0 0 481 623" svg:d="M174 623c-51-50-108-93-174-119l472-504c48 255-102 467-298 623z">
          <text:p/>
        </draw:path>
        <draw:path draw:style-name="gr1" draw:text-style-name="P1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1" draw:text-style-name="P1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1" draw:text-style-name="P1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1" draw:text-style-name="P1" draw:layer="layout" svg:width="0.538cm" svg:height="0.251cm" svg:x="2.604cm" svg:y="17.98cm" svg:viewBox="0 0 539 252" svg:d="M539 99c-140-17-312-43-467-99l-72 63c150 97 366 159 515 189z">
          <text:p/>
        </draw:path>
        <draw:path draw:style-name="gr1" draw:text-style-name="P1" draw:layer="layout" svg:width="0.897cm" svg:height="1.086cm" svg:x="2.182cm" svg:y="17.386cm" svg:viewBox="0 0 898 1087" svg:d="M898 946c-378-146-909-463-812-946l-82 86c-53 481 447 818 833 1001z">
          <text:p/>
        </draw:path>
        <draw:path draw:style-name="gr1" draw:text-style-name="P1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1" draw:text-style-name="P1" draw:layer="layout" svg:width="0.479cm" svg:height="0.622cm" svg:x="2.298cm" svg:y="17.4cm" svg:viewBox="0 0 480 623" svg:d="M307 623c51-50 109-92 173-118l-471-505c-48 255 102 469 298 623z">
          <text:p/>
        </draw:path>
        <draw:path draw:style-name="gr1" draw:text-style-name="P1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1" draw:text-style-name="P1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1" draw:text-style-name="P1" draw:layer="layout" svg:width="0.988cm" svg:height="1.527cm" svg:x="2.329cm" svg:y="18.635cm" svg:viewBox="0 0 989 1528" svg:d="M989 1528c-58-618-417-1238-976-1528 5 84 0 168-13 251 381 313 586 788 578 1277z">
          <text:p/>
        </draw:path>
        <draw:path draw:style-name="gr22" draw:text-style-name="P12" draw:layer="layout" svg:width="0.276cm" svg:height="0.276cm" svg:x="11.731cm" svg:y="0.785cm" svg:viewBox="0 0 277 277" svg:d="M275 80l2 18-27 3 14 130c3 22-6 25-50 29-1-5-5-13-8-18 10-1 18-1 24-2 15-2 16-2 15-7l-15-130-35 4-2-18zM262 0l1 18-70 7-2-17zM193 206c-4-24-15-60-25-87 10-3 12-4 14-4 11 27 22 62 26 86zM162 1c12 11 24 26 30 37l-13 9c-6-11-19-26-30-38zM118 126c-1 2-2 3-5 4 0 38-2 80-11 105-4-2-10-5-14-7 8-23 10-65 8-104zM193 75l-46 5 20 181-19 2-19-181-45 5-2-18 45-5-7-62 24-1c0 2-1 4-5 5l6 56 46-5zM45 148c-7 13-14 25-22 37-2-4-8-13-12-16 18-25 37-64 48-101l23 6c-1 2-3 3-7 3-4 13-9 27-15 40l6 2c-1 2-2 3-6 4l17 152-18 2zM70 12c-1 2-4 3-6 3-11 21-33 50-51 70-3-4-9-9-13-13 18-18 37-45 47-66z">
          <text:p/>
        </draw:path>
        <draw:path draw:style-name="gr22" draw:text-style-name="P12" draw:layer="layout" svg:width="0.285cm" svg:height="0.28cm" svg:x="12.041cm" svg:y="0.777cm" svg:viewBox="0 0 286 281" svg:d="M245 96l-49-5-3 24 50 6zM238 160l3-25-50-5-2 25zM129 84l-2 24 47 5 3-24zM122 148l48 5 3-25-48-5zM161 241l3-33-85-10 2-17 85 9 2-22-65-7 10-94 65 7 3-22-81-9 2-16 81 9 3-29 24 4c-1 2-2 3-6 4l-3 23 85 9-2 16-84-9-3 22 69 7-10 94-69-7-2 22 89 10-2 17-89-9-4 33zM48 0c17 15 35 38 43 53l-17 10c-7-15-25-38-42-54zM75 112l-10 96c19 37 61 41 115 47 32 4 69 7 92 8-3 4-7 13-8 18-20-1-52-4-81-7-63-7-103-11-128-50-14 12-30 23-43 31 0 3 0 4-2 5l-10-22c14-8 31-19 46-30l9-79-40-5 2-18z">
          <text:p/>
        </draw:path>
        <draw:path draw:style-name="gr1" draw:text-style-name="P1" draw:layer="layout" svg:width="11.167cm" svg:height="3.366cm" svg:x="3.124cm" svg:y="7.795cm" svg:viewBox="0 0 11168 3367" svg:d="M2235 1101c0-607-440-966-1113-966-682 0-1122 345-1122 1020v193h696v-193c0-274 166-413 426-413 251 0 417 139 417 377 0 134-76 300-237 440l-1302 1158v606h2235v-606h-1324l871-754c265-229 453-503 453-862zM2775 3323h740v-741h-740zM5378 0v1146c-144-135-337-202-570-202-498 0-821 314-821 929v565c0 615 404 929 1023 929 615 0 1019-314 1019-929v-2438zM5010 2806c-224 0-373-103-373-323v-655c0-220 144-323 368-323 225 0 373 103 373 323v655c0 220-144 323-368 323zM7196 1729c0-175 81-251 314-251 193 0 314 112 314 300v324c-139-130-345-198-592-198-485 0-799 247-799 732s314 731 794 731c319 0 566-103 696-318 126 260 386 372 866 274v-535c-206 23-314 14-314-282v-687c0-579-381-875-965-875-628 0-965 278-965 785zM7084 2613c0-134 143-193 368-193 224 0 372 59 372 193 0 135-148 193-372 193-225 0-368-58-368-193zM9126 3323h651v-1495c0-220 148-323 372-323 225 0 368 103 368 323v1495h651v-1450c0-615-404-929-1019-929-619 0-1023 314-1023 929z">
          <text:p/>
        </draw:path>
        <draw:frame draw:style-name="gr23" draw:text-style-name="P10" draw:layer="layout" svg:width="2.534cm" svg:height="0.441cm" svg:x="13.449cm" svg:y="15.192cm">
          <draw:text-box>
            <text:p text:style-name="P5"><text:span text:style-name="T4">Team (club)</text:span></text:p>
          </draw:text-box>
        </draw:frame>
        <draw:frame draw:style-name="gr24" draw:text-style-name="P13" draw:layer="layout" svg:width="4.165cm" svg:height="4.25cm" svg:x="9.75cm" svg:y="0.25cm">
          <draw:image xlink:href="Pictures/10000001000002AC000002BA00F55CEDD6E24B49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7.75cm" svg:height="7.575cm" svg:x="21.949cm" svg:y="9.231cm" svg:viewBox="0 0 7751 7576" draw:points="0,2384 7751,7576 7751,3037 3830,0">
          <text:p/>
        </draw:polygon>
        <draw:polygon draw:style-name="gr2" draw:text-style-name="P2" draw:layer="layout" svg:width="15.466cm" svg:height="4.239cm" svg:x="14.233cm" svg:y="-0.001cm" svg:viewBox="0 0 15467 4240" draw:points="0,0 10801,4240 15467,1062 15467,0">
          <text:p/>
        </draw:polygon>
        <draw:polygon draw:style-name="gr3" draw:text-style-name="P3" draw:layer="layout" svg:width="13.248cm" svg:height="4.268cm" svg:x="11.822cm" svg:y="-0.001cm" svg:viewBox="0 0 13249 4269" draw:points="0,0 13212,4240 13249,4269 2411,0">
          <text:p/>
        </draw:polygon>
        <draw:polygon draw:style-name="gr2" draw:text-style-name="P2" draw:layer="layout" svg:width="4.889cm" svg:height="4.985cm" svg:x="24.811cm" svg:y="16.015cm" svg:viewBox="0 0 4890 4986" draw:points="4889,791 4890,4986 0,4986 3709,0">
          <text:p/>
        </draw:polygon>
        <draw:polygon draw:style-name="gr3" draw:text-style-name="P3" draw:layer="layout" svg:width="3.708cm" svg:height="5.34cm" svg:x="24.811cm" svg:y="15.66cm" svg:viewBox="0 0 3709 5341" draw:points="3709,355 3179,0 0,5341 14,5335">
          <text:p/>
        </draw:polygon>
        <draw:path draw:style-name="gr1" draw:text-style-name="P1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4" draw:text-style-name="P4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4" draw:text-style-name="P4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4" draw:text-style-name="P4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4" draw:text-style-name="P4" draw:layer="layout" svg:width="0.005cm" svg:height="0.001cm" svg:x="3.585cm" svg:y="1.712cm" svg:viewBox="0 0 6 2" svg:d="M0 2c2 0 4-2 6-2v2c-2 0-4 0-6 0z">
          <text:p/>
        </draw:path>
        <draw:frame draw:style-name="gr5" draw:text-style-name="P6" draw:layer="layout" svg:width="3.198cm" svg:height="0.552cm" svg:x="0.993cm" svg:y="2.244cm">
          <draw:text-box>
            <text:p text:style-name="P5"><text:span text:style-name="T1">BLADE CLUB</text:span></text:p>
          </draw:text-box>
        </draw:frame>
        <draw:frame draw:style-name="gr6" draw:text-style-name="P7" draw:layer="layout" svg:width="0.497cm" svg:height="0.23cm" svg:x="2.327cm" svg:y="2.804cm">
          <draw:text-box>
            <text:p text:style-name="P5"><text:span text:style-name="T2">Z L Í N</text:span></text:p>
          </draw:text-box>
        </draw:frame>
        <draw:frame draw:style-name="gr7" draw:text-style-name="P8" draw:layer="layout" svg:width="2.927cm" svg:height="0.708cm" svg:x="6.063cm" svg:y="2.589cm">
          <draw:text-box>
            <text:p text:style-name="P5"><text:span text:style-name="T3">UDĚLUJE</text:span></text:p>
          </draw:text-box>
        </draw:frame>
        <draw:line draw:style-name="gr8" draw:text-style-name="P9" draw:layer="layout" svg:x1="21.205cm" svg:y1="16.03cm" svg:x2="24.507cm" svg:y2="16.03cm">
          <text:p/>
        </draw:line>
        <draw:frame draw:style-name="gr9" draw:text-style-name="P8" draw:layer="layout" svg:width="2.982cm" svg:height="0.708cm" svg:x="5.881cm" svg:y="1.44cm">
          <draw:text-box>
            <text:p text:style-name="P5"><text:span text:style-name="T3">JIU-JITSU</text:span></text:p>
          </draw:text-box>
        </draw:frame>
        <draw:frame draw:style-name="gr10" draw:text-style-name="P10" draw:layer="layout" svg:width="1.412cm" svg:height="0.441cm" svg:x="22.274cm" svg:y="16.189cm">
          <draw:text-box>
            <text:p text:style-name="P5"><text:span text:style-name="T4">Datum</text:span></text:p>
          </draw:text-box>
        </draw:frame>
        <draw:line draw:style-name="gr8" draw:text-style-name="P9" draw:layer="layout" svg:x1="14.783cm" svg:y1="18.841cm" svg:x2="19.356cm" svg:y2="18.841cm">
          <text:p/>
        </draw:line>
        <draw:frame draw:style-name="gr11" draw:text-style-name="P10" draw:layer="layout" svg:width="1.005cm" svg:height="0.441cm" svg:x="22.432cm" svg:y="16.642cm">
          <draw:text-box>
            <text:p text:style-name="P5"><text:span text:style-name="T4">Date</text:span></text:p>
          </draw:text-box>
        </draw:frame>
        <draw:frame draw:style-name="gr12" draw:text-style-name="P10" draw:layer="layout" svg:width="3.77cm" svg:height="0.441cm" svg:x="15.305cm" svg:y="19.067cm">
          <draw:text-box>
            <text:p text:style-name="P5"><text:span text:style-name="T4">Zkušební komisař</text:span></text:p>
          </draw:text-box>
        </draw:frame>
        <draw:frame draw:style-name="gr13" draw:text-style-name="P10" draw:layer="layout" svg:width="5.201cm" svg:height="0.441cm" svg:x="14.652cm" svg:y="19.521cm">
          <draw:text-box>
            <text:p text:style-name="P5"><text:span text:style-name="T4">Examining commissiarry</text:span></text:p>
          </draw:text-box>
        </draw:frame>
        <draw:line draw:style-name="gr8" draw:text-style-name="P9" draw:layer="layout" svg:x1="1.421cm" svg:y1="14.549cm" svg:x2="15.991cm" svg:y2="14.549cm">
          <text:p/>
        </draw:line>
        <draw:frame draw:style-name="gr14" draw:text-style-name="P10" draw:layer="layout" svg:width="1.314cm" svg:height="0.441cm" svg:x="1.847cm" svg:y="14.743cm">
          <draw:text-box>
            <text:p text:style-name="P5"><text:span text:style-name="T4">Jméno</text:span></text:p>
          </draw:text-box>
        </draw:frame>
        <draw:frame draw:style-name="gr15" draw:text-style-name="P10" draw:layer="layout" svg:width="1.217cm" svg:height="0.441cm" svg:x="1.927cm" svg:y="15.197cm">
          <draw:text-box>
            <text:p text:style-name="P5"><text:span text:style-name="T4">Name</text:span></text:p>
          </draw:text-box>
        </draw:frame>
        <draw:frame draw:style-name="gr16" draw:text-style-name="P10" draw:layer="layout" svg:width="1.772cm" svg:height="0.441cm" svg:x="4.874cm" svg:y="14.739cm">
          <draw:text-box>
            <text:p text:style-name="P5"><text:span text:style-name="T4">Příjmení</text:span></text:p>
          </draw:text-box>
        </draw:frame>
        <draw:frame draw:style-name="gr17" draw:text-style-name="P10" draw:layer="layout" svg:width="1.894cm" svg:height="0.441cm" svg:x="4.86cm" svg:y="15.193cm">
          <draw:text-box>
            <text:p text:style-name="P5"><text:span text:style-name="T4">Surname</text:span></text:p>
          </draw:text-box>
        </draw:frame>
        <draw:frame draw:style-name="gr18" draw:text-style-name="P10" draw:layer="layout" svg:width="3.38cm" svg:height="0.441cm" svg:x="8.161cm" svg:y="14.707cm">
          <draw:text-box>
            <text:p text:style-name="P5"><text:span text:style-name="T4">Datum narození</text:span></text:p>
          </draw:text-box>
        </draw:frame>
        <draw:frame draw:style-name="gr19" draw:text-style-name="P10" draw:layer="layout" svg:width="2.728cm" svg:height="0.441cm" svg:x="8.417cm" svg:y="15.161cm">
          <draw:text-box>
            <text:p text:style-name="P5"><text:span text:style-name="T4">Date of birth</text:span></text:p>
          </draw:text-box>
        </draw:frame>
        <draw:frame draw:style-name="gr20" draw:text-style-name="P10" draw:layer="layout" svg:width="2.525cm" svg:height="0.441cm" svg:x="13.451cm" svg:y="14.738cm">
          <draw:text-box>
            <text:p text:style-name="P5"><text:span text:style-name="T4">Oddíl (klub)</text:span></text:p>
          </draw:text-box>
        </draw:frame>
        <draw:path draw:style-name="gr1" draw:text-style-name="P1" draw:layer="layout" svg:width="0.538cm" svg:height="0.25cm" svg:x="18.479cm" svg:y="4.335cm" svg:viewBox="0 0 539 251" svg:d="M0 99c141-17 313-43 467-99l72 63c-149 96-365 159-515 188z">
          <text:p/>
        </draw:path>
        <draw:path draw:style-name="gr1" draw:text-style-name="P1" draw:layer="layout" svg:width="0.896cm" svg:height="1.086cm" svg:x="18.544cm" svg:y="3.74cm" svg:viewBox="0 0 897 1087" svg:d="M0 946c377-146 908-462 812-946l81 87c53 480-447 817-832 1000z">
          <text:p/>
        </draw:path>
        <draw:path draw:style-name="gr1" draw:text-style-name="P1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1" draw:text-style-name="P1" draw:layer="layout" svg:width="0.479cm" svg:height="0.623cm" svg:x="18.844cm" svg:y="3.754cm" svg:viewBox="0 0 480 624" svg:d="M173 624c-50-50-108-93-173-119l471-505c48 255-101 469-298 624z">
          <text:p/>
        </draw:path>
        <draw:path draw:style-name="gr1" draw:text-style-name="P1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1" draw:text-style-name="P1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1" draw:text-style-name="P1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1" draw:text-style-name="P1" draw:layer="layout" svg:width="0.538cm" svg:height="0.25cm" svg:x="18.347cm" svg:y="4.499cm" svg:viewBox="0 0 539 251" svg:d="M539 98c-140-17-311-42-467-98l-72 62c150 97 366 160 515 189z">
          <text:p/>
        </draw:path>
        <draw:path draw:style-name="gr1" draw:text-style-name="P1" draw:layer="layout" svg:width="0.896cm" svg:height="1.087cm" svg:x="17.925cm" svg:y="3.904cm" svg:viewBox="0 0 897 1088" svg:d="M897 945c-377-146-908-461-812-945l-81 86c-53 480 447 817 832 1002z">
          <text:p/>
        </draw:path>
        <draw:path draw:style-name="gr1" draw:text-style-name="P1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1" draw:text-style-name="P1" draw:layer="layout" svg:width="0.479cm" svg:height="0.623cm" svg:x="18.041cm" svg:y="3.918cm" svg:viewBox="0 0 480 624" svg:d="M307 624c50-50 108-93 173-119l-471-505c-48 256 101 469 298 624z">
          <text:p/>
        </draw:path>
        <draw:path draw:style-name="gr1" draw:text-style-name="P1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1" draw:text-style-name="P1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1" draw:text-style-name="P1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2" draw:text-style-name="P2" draw:layer="layout" svg:width="3.83cm" svg:height="5.276cm" svg:x="21.949cm" svg:y="6.338cm" svg:viewBox="0 0 3831 5277" draw:points="0,0 0,5277 3831,2894">
          <text:p/>
        </draw:polygon>
        <draw:polygon draw:style-name="gr1" draw:text-style-name="P1" draw:layer="layout" svg:width="7.75cm" svg:height="8.17cm" svg:x="21.949cm" svg:y="1.061cm" svg:viewBox="0 0 7751 8171" draw:points="7751,0 0,5278 3830,8171 7751,5873">
          <text:p/>
        </draw:polygon>
        <draw:polygon draw:style-name="gr3" draw:text-style-name="P3" draw:layer="layout" svg:width="3.92cm" svg:height="5.334cm" svg:x="25.779cm" svg:y="6.933cm" svg:viewBox="0 0 3921 5335" draw:points="0,2299 3921,0 3921,5335">
          <text:p/>
        </draw:polygon>
        <draw:path draw:style-name="gr21" draw:text-style-name="P1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1" draw:text-style-name="P1" draw:layer="layout" svg:width="0.538cm" svg:height="0.25cm" svg:x="2.736cm" svg:y="17.816cm" svg:viewBox="0 0 539 251" svg:d="M0 99c141-17 313-43 467-99l72 63c-149 96-366 159-515 188z">
          <text:p/>
        </draw:path>
        <draw:path draw:style-name="gr1" draw:text-style-name="P1" draw:layer="layout" svg:width="0.896cm" svg:height="1.087cm" svg:x="2.801cm" svg:y="17.221cm" svg:viewBox="0 0 897 1088" svg:d="M0 946c378-146 908-462 812-946l81 86c53 481-446 818-832 1002z">
          <text:p/>
        </draw:path>
        <draw:path draw:style-name="gr1" draw:text-style-name="P1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1" draw:text-style-name="P1" draw:layer="layout" svg:width="0.48cm" svg:height="0.622cm" svg:x="3.101cm" svg:y="17.236cm" svg:viewBox="0 0 481 623" svg:d="M174 623c-51-50-108-93-174-119l472-504c48 255-102 467-298 623z">
          <text:p/>
        </draw:path>
        <draw:path draw:style-name="gr1" draw:text-style-name="P1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1" draw:text-style-name="P1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1" draw:text-style-name="P1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1" draw:text-style-name="P1" draw:layer="layout" svg:width="0.538cm" svg:height="0.251cm" svg:x="2.604cm" svg:y="17.98cm" svg:viewBox="0 0 539 252" svg:d="M539 99c-140-17-312-43-467-99l-72 63c150 97 366 159 515 189z">
          <text:p/>
        </draw:path>
        <draw:path draw:style-name="gr1" draw:text-style-name="P1" draw:layer="layout" svg:width="0.897cm" svg:height="1.086cm" svg:x="2.182cm" svg:y="17.386cm" svg:viewBox="0 0 898 1087" svg:d="M898 946c-378-146-909-463-812-946l-82 86c-53 481 447 818 833 1001z">
          <text:p/>
        </draw:path>
        <draw:path draw:style-name="gr1" draw:text-style-name="P1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1" draw:text-style-name="P1" draw:layer="layout" svg:width="0.479cm" svg:height="0.622cm" svg:x="2.298cm" svg:y="17.4cm" svg:viewBox="0 0 480 623" svg:d="M307 623c51-50 109-92 173-118l-471-505c-48 255 102 469 298 623z">
          <text:p/>
        </draw:path>
        <draw:path draw:style-name="gr1" draw:text-style-name="P1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1" draw:text-style-name="P1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1" draw:text-style-name="P1" draw:layer="layout" svg:width="0.988cm" svg:height="1.527cm" svg:x="2.329cm" svg:y="18.635cm" svg:viewBox="0 0 989 1528" svg:d="M989 1528c-58-618-417-1238-976-1528 5 84 0 168-13 251 381 313 586 788 578 1277z">
          <text:p/>
        </draw:path>
        <draw:path draw:style-name="gr22" draw:text-style-name="P12" draw:layer="layout" svg:width="0.225cm" svg:height="0.173cm" svg:x="10.44cm" svg:y="2.287cm" svg:viewBox="0 0 226 174" svg:d="M226 171l-145 3c-24 0-43-8-57-24-16-16-24-36-24-61-1-24 6-45 21-62 15-16 34-25 57-25l145-2 1 52-138 2c-11 0-20 3-27 10-6 6-10 14-9 24 0 11 3 19 10 25 7 7 16 10 27 10l138-3z">
          <text:p/>
        </draw:path>
        <draw:path draw:style-name="gr22" draw:text-style-name="P12" draw:layer="layout" svg:width="0.16cm" svg:height="0.152cm" svg:x="10.452cm" svg:y="2.522cm" svg:viewBox="0 0 161 153" svg:d="M0 23l145-23 4 22-23 4c9 4 16 10 22 17 6 8 10 17 12 27 2 16-1 31-10 44-9 14-22 22-39 24l-90 15-4-24 85-15c13-2 23-7 29-16s9-19 7-29c-2-12-7-21-18-28-9-7-19-10-31-8l-85 14z">
          <text:p/>
        </draw:path>
        <draw:path draw:style-name="gr22" draw:text-style-name="P12" draw:layer="layout" svg:width="0.22cm" svg:height="0.08cm" svg:x="10.493cm" svg:y="2.697cm" svg:viewBox="0 0 221 81" svg:d="M168 12l47-12 6 23-47 13zM0 57l141-37 6 23-141 38z">
          <text:p/>
        </draw:path>
        <draw:path draw:style-name="gr22" draw:text-style-name="P12" draw:layer="layout" svg:width="0.153cm" svg:height="0.156cm" svg:x="10.538cm" svg:y="2.819cm" svg:viewBox="0 0 154 157" svg:d="M128 101c6-13 7-27 1-42-5-15-15-25-28-31-15-6-29-6-43-1-15 6-25 15-31 29-6 15-7 29-1 43 5 14 15 24 28 30 14 6 28 6 43 1 15-6 25-15 31-29zM149 51c8 21 7 41-1 61-9 19-23 33-42 40-21 8-40 7-59-2-20-9-33-23-41-44-8-20-8-41 1-61 9-19 23-32 42-40 20-7 39-7 59 2s33 23 41 44z">
          <text:p/>
        </draw:path>
        <draw:path draw:style-name="gr22" draw:text-style-name="P12" draw:layer="layout" svg:width="0.213cm" svg:height="0.2cm" svg:x="11.277cm" svg:y="3.592cm" svg:viewBox="0 0 214 201" svg:d="M214 23l-68 138c-10 19-24 32-42 37-19 5-38 3-59-7-20-10-33-24-40-42-8-19-7-37 2-56l6-13 48 19-5 11c-4 8-5 15-4 22 2 6 7 12 15 15 7 4 14 4 20 1 6-2 11-8 15-16l65-132z">
          <text:p/>
        </draw:path>
        <draw:path draw:style-name="gr22" draw:text-style-name="P12" draw:layer="layout" svg:width="0.099cm" svg:height="0.216cm" svg:x="11.467cm" svg:y="3.635cm" svg:viewBox="0 0 100 217" svg:d="M60 45l18-45 22 8-16 45zM0 208l51-137 23 8-52 138z">
          <text:p/>
        </draw:path>
        <draw:polygon draw:style-name="gr22" draw:text-style-name="P12" draw:layer="layout" svg:width="0.098cm" svg:height="0.194cm" svg:x="11.582cm" svg:y="3.694cm" svg:viewBox="0 0 99 195" draw:points="55,0 80,0 65,54 99,63 93,85 59,75 24,195 0,188 36,67 2,58 8,38 42,47">
          <text:p/>
        </draw:polygon>
        <draw:path draw:style-name="gr22" draw:text-style-name="P12" draw:layer="layout" svg:width="0.116cm" svg:height="0.152cm" svg:x="11.702cm" svg:y="3.773cm" svg:viewBox="0 0 117 153" svg:d="M116 47l-22-1c0-7-2-12-6-17-5-5-11-8-18-9-8-1-14-1-20 2-5 3-9 7-10 13-1 5 0 10 3 14s8 8 15 12l18 8c13 7 21 14 26 22 5 7 7 16 5 26-2 13-9 23-20 29-12 7-25 9-40 6s-27-9-36-18c-9-10-12-20-11-32l24 1c-1 8 1 14 6 20 5 5 12 9 20 10 9 2 16 1 22-2 6-4 9-9 11-16 1-6 0-10-3-14s-8-8-16-12l-17-9c-12-8-20-15-25-22s-6-15-4-25c2-12 8-21 19-27s23-7 37-5c14 3 25 8 33 17 7 8 11 18 9 29z">
          <text:p/>
        </draw:path>
        <draw:path draw:style-name="gr22" draw:text-style-name="P12" draw:layer="layout" svg:width="0.132cm" svg:height="0.153cm" svg:x="11.879cm" svg:y="3.794cm" svg:viewBox="0 0 133 154" svg:d="M24 88c0 13 3 24 10 32 7 7 15 12 26 12 12 1 22-3 31-10 8-8 13-18 13-30l5-86 24 1-8 147-23-1 2-23c-6 8-13 14-22 18-8 4-18 6-28 5-16-1-29-7-40-18-10-12-15-26-14-43l5-92 24 1z">
          <text:p/>
        </draw:path>
        <draw:path draw:style-name="gr22" draw:text-style-name="P12" draw:layer="layout" svg:width="0.229cm" svg:height="0.228cm" svg:x="12.169cm" svg:y="3.701cm" svg:viewBox="0 0 230 229" svg:d="M152 62c-14-10-30-14-48-11s-33 12-42 26c-10 14-13 30-10 48s12 32 25 42c15 11 31 14 49 11s32-11 42-26c9-14 12-30 9-48s-11-32-25-42zM96 2c33-6 61 0 87 18 25 19 40 44 45 75 6 32-1 60-18 85-18 26-43 41-76 47-32 5-62-1-87-19s-40-43-45-74c-6-31 0-60 18-85 18-27 43-42 76-47z">
          <text:p/>
        </draw:path>
        <draw:path draw:style-name="gr22" draw:text-style-name="P12" draw:layer="layout" svg:width="0.08cm" svg:height="0.163cm" svg:x="12.444cm" svg:y="3.718cm" svg:viewBox="0 0 81 164" svg:d="M44 84l23 72-23 8-44-140 21-7 9 28c2-10 5-19 12-27 7-7 15-13 26-16l6-2 7 21-4 2c-14 4-24 11-31 22-6 10-7 23-2 39z">
          <text:p/>
        </draw:path>
        <draw:path draw:style-name="gr22" draw:text-style-name="P12" draw:layer="layout" svg:width="0.178cm" svg:height="0.232cm" svg:x="12.578cm" svg:y="3.645cm" svg:viewBox="0 0 179 233" svg:d="M54 46c-13 6-21 15-26 27-5 13-4 25 1 38 6 12 15 21 27 25 13 5 26 5 39-1s21-15 26-27c5-13 5-25-1-38-6-12-15-21-28-25-12-5-26-5-38 1zM67 195c7 8 17 14 28 16 10 2 21 1 32-4 13-6 21-15 26-29 4-12 3-25-3-39l-13-29c-2 9-6 18-12 26-7 8-15 14-24 19-18 8-37 9-55 2s-31-19-39-36c-8-18-9-36-2-54 7-17 20-31 38-39 20-9 41-8 60 3l-10-22 21-9 58 130c8 18 9 37 3 55-7 18-20 32-40 41-16 7-31 9-47 6-17-3-30-10-39-23z">
          <text:p/>
        </draw:path>
        <draw:path draw:style-name="gr22" draw:text-style-name="P12" draw:layer="layout" svg:width="0.184cm" svg:height="0.181cm" svg:x="12.769cm" svg:y="3.534cm" svg:viewBox="0 0 185 182" svg:d="M91 49c-15-3-29-1-42 8-13 8-20 19-24 34-3 15 0 29 8 42s20 21 35 24c14 3 28 1 41-7s21-20 24-35c4-14 0-28-8-41s-20-21-34-25zM35 41c10-6 21-10 33-11 11-1 22 0 32 5l-14-23 19-12 80 123-19 12-15-23c-1 11-4 22-9 32-6 10-15 19-25 25-17 12-36 16-57 11-20-6-36-17-47-34-11-18-15-37-11-57 5-21 16-37 33-48z">
          <text:p/>
        </draw:path>
        <draw:path draw:style-name="gr22" draw:text-style-name="P12" draw:layer="layout" svg:width="0.18cm" svg:height="0.183cm" svg:x="13.253cm" svg:y="3.04cm" svg:viewBox="0 0 181 184" svg:d="M64 51c-15 4-26 12-34 25s-10 27-6 41c4 15 12 26 25 35 14 8 27 10 42 7s26-12 34-26c8-13 10-26 6-41-3-15-12-26-25-34s-27-10-42-7zM11 68c6-10 14-18 24-24s20-9 32-10l-23-14 12-20 125 76-12 20-24-15c5 11 7 22 6 33-1 12-4 23-10 34-11 18-27 29-47 34s-39 2-57-9-30-26-35-48c-5-20-2-39 9-57z">
          <text:p/>
        </draw:path>
        <draw:polygon draw:style-name="gr22" draw:text-style-name="P12" draw:layer="layout" svg:width="0.187cm" svg:height="0.114cm" svg:x="13.301cm" svg:y="2.909cm" svg:viewBox="0 0 188 115" draw:points="0,34 4,9 54,32 69,0 89,9 74,41 188,93 178,115 64,63 49,94 30,85 44,54">
          <text:p/>
        </draw:polygon>
        <draw:path draw:style-name="gr22" draw:text-style-name="P12" draw:layer="layout" svg:width="0.217cm" svg:height="0.098cm" svg:x="13.317cm" svg:y="2.812cm" svg:viewBox="0 0 218 99" svg:d="M210 99l-139-51 9-22 138 49zM45 39l-45-17 9-22 44 16z">
          <text:p/>
        </draw:path>
        <draw:path draw:style-name="gr22" draw:text-style-name="P12" draw:layer="layout" svg:width="0.153cm" svg:height="0.157cm" svg:x="13.431cm" svg:y="2.645cm" svg:viewBox="0 0 154 158" svg:d="M49 31c-13 8-21 19-25 34-5 15-2 29 6 42s19 21 34 25 29 2 42-6c12-8 21-19 24-34 4-15 2-29-6-42s-19-21-34-25c-15-3-29-1-41 6zM2 60c6-22 17-38 36-49 18-11 38-14 58-9s36 17 47 35c10 18 13 38 8 60-6 22-17 38-35 49s-38 14-58 9-36-17-48-35c-10-18-13-39-8-60z">
          <text:p/>
        </draw:path>
        <draw:path draw:style-name="gr22" draw:text-style-name="P12" draw:layer="layout" svg:width="0.159cm" svg:height="0.139cm" svg:x="13.464cm" svg:y="2.447cm" svg:viewBox="0 0 160 140" svg:d="M146 140l-146-16 3-22 23 2c-8-6-13-13-17-22s-5-19-4-29c1-16 8-30 21-40 12-10 27-15 44-12l90 9-2 24-86-9c-13-1-23 1-32 9-9 7-14 15-15 26s2 22 9 31 18 15 29 16l86 9z">
          <text:p/>
        </draw:path>
        <draw:path draw:style-name="gr22" draw:text-style-name="P12" draw:layer="layout" svg:width="0.152cm" svg:height="0.107cm" svg:x="13.476cm" svg:y="2.277cm" svg:viewBox="0 0 153 108" svg:d="M37 5l4 22c-8 1-13 4-17 9-3 6-5 12-5 19 0 8 2 14 6 19s8 7 15 7c6 0 10-2 14-6 3-3 6-9 8-17l5-19c4-13 9-22 15-28 7-7 15-11 25-11 14 0 24 5 33 15 8 9 12 22 13 37 0 15-4 28-11 39-8 10-17 16-29 17l-4-24c8-1 14-4 18-10 5-6 7-13 7-22 0-8-3-15-7-21-4-5-10-7-17-7-6 0-11 2-14 6-3 3-6 9-9 18l-5 18c-4 13-9 22-15 28-7 6-15 9-25 10-13 0-22-5-30-14s-12-21-12-35c-1-14 3-26 10-35 6-9 15-14 27-15z">
          <text:p/>
        </draw:path>
        <draw:path draw:style-name="gr22" draw:text-style-name="P12" draw:layer="layout" svg:width="0.307cm" svg:height="0.305cm" svg:x="11.426cm" svg:y="0.841cm" svg:viewBox="0 0 308 306" svg:d="M284 151l-96 33c32 17 79 24 120 21-3 6-6 14-7 20-43 1-94-9-130-30l25 73-19 7-25-75c-16 40-50 80-84 106-5-3-12-8-18-11 32-22 65-58 82-92l-96 33-6-17 115-39-7-21c-7 3-17 6-30 11-3-5-7-10-11-14 9-3 18-5 24-7 13-5 15-5 13-10l-14-41-2 1c-17 35-52 74-84 98-4-4-12-9-17-11 29-20 59-50 78-79l-90 30-5-16 136-46c-24-1-55 0-79 4l7-16c15-2 33-4 50-4 15-10 30-22 41-34l-144 49-5-16 168-56 2-2 18 5c-1 1-2 2-4 3-11 16-29 35-50 51 9 0 17 1 24 2l-3 6 62-21 4-2 14-1c-1 3-14 45-29 71l-19-2c7-12 14-29 21-45l-75 25 14 41c3 10 3 16-10 23l19-5c1 2-1 4-4 6l6 17 115-39z">
          <text:p/>
        </draw:path>
        <draw:path draw:style-name="gr22" draw:text-style-name="P12" draw:layer="layout" svg:width="0.276cm" svg:height="0.276cm" svg:x="11.731cm" svg:y="0.785cm" svg:viewBox="0 0 277 277" svg:d="M275 80l2 18-27 3 14 130c3 22-6 25-50 29-1-5-5-13-8-18 10-1 18-1 24-2 15-2 16-2 15-7l-15-130-35 4-2-18zM262 0l1 18-70 7-2-17zM193 206c-4-24-15-60-25-87 10-3 12-4 14-4 11 27 22 62 26 86zM162 1c12 11 24 26 30 37l-13 9c-6-11-19-26-30-38zM118 126c-1 2-2 3-5 4 0 38-2 80-11 105-4-2-10-5-14-7 8-23 10-65 8-104zM193 75l-46 5 20 181-19 2-19-181-45 5-2-18 45-5-7-62 24-1c0 2-1 4-5 5l6 56 46-5zM45 148c-7 13-14 25-22 37-2-4-8-13-12-16 18-25 37-64 48-101l23 6c-1 2-3 3-7 3-4 13-9 27-15 40l6 2c-1 2-2 3-6 4l17 152-18 2zM70 12c-1 2-4 3-6 3-11 21-33 50-51 70-3-4-9-9-13-13 18-18 37-45 47-66z">
          <text:p/>
        </draw:path>
        <draw:path draw:style-name="gr22" draw:text-style-name="P12" draw:layer="layout" svg:width="0.285cm" svg:height="0.28cm" svg:x="12.041cm" svg:y="0.777cm" svg:viewBox="0 0 286 281" svg:d="M245 96l-49-5-3 24 50 6zM238 160l3-25-50-5-2 25zM129 84l-2 24 47 5 3-24zM122 148l48 5 3-25-48-5zM161 241l3-33-85-10 2-17 85 9 2-22-65-7 10-94 65 7 3-22-81-9 2-16 81 9 3-29 24 4c-1 2-2 3-6 4l-3 23 85 9-2 16-84-9-3 22 69 7-10 94-69-7-2 22 89 10-2 17-89-9-4 33zM48 0c17 15 35 38 43 53l-17 10c-7-15-25-38-42-54zM75 112l-10 96c19 37 61 41 115 47 32 4 69 7 92 8-3 4-7 13-8 18-20-1-52-4-81-7-63-7-103-11-128-50-14 12-30 23-43 31 0 3 0 4-2 5l-10-22c14-8 31-19 46-30l9-79-40-5 2-18z">
          <text:p/>
        </draw:path>
        <draw:path draw:style-name="gr22" draw:text-style-name="P12" draw:layer="layout" svg:width="0.315cm" svg:height="0.314cm" svg:x="12.329cm" svg:y="0.831cm" svg:viewBox="0 0 316 315" svg:d="M293 78l-66-22-9 26 66 22zM213 97c-2 7-5 16-10 25l67 23 9-26zM226 226l-39-13-18 54 39 14zM265 160l-70-24c-11 17-27 32-51 39-1-4-5-13-8-17 37-11 51-40 60-65l19-58 101 34-41 122c-6 20-16 19-55 6 1-6 0-14-1-19 6 2 12 4 17 6 18 6 19 6 21 1zM170 208l-39-13-19 53 40 14zM160 38l-53-17-10 31 53 18zM81 99l53 18 11-32-53-18zM75 176l-18 54 38 13 18-54zM76 115l-5 15-17-6 42-124 87 29-37 109zM226 287l34 12-6 16-254-86 5-16 34 11 24-69 186 62z">
          <text:p/>
        </draw:path>
        <draw:path draw:style-name="gr1" draw:text-style-name="P1" draw:layer="layout" svg:width="11.167cm" svg:height="3.366cm" svg:x="3.124cm" svg:y="7.795cm" svg:viewBox="0 0 11168 3367" svg:d="M965 2052h175c233 0 377 126 377 337 0 224-126 372-395 372-278 0-426-125-426-363v-108h-696v180c0 534 395 897 1122 897 718 0 1113-363 1113-888 0-359-170-602-480-727 310-126 480-368 480-728 0-526-395-889-1113-889-727 0-1122 363-1122 898v180h696v-108c0-238 148-363 426-363 269 0 395 148 395 372 0 189-130 332-377 332h-175zM2775 3323h740v-741h-740zM5378 0v1146c-144-135-337-202-570-202-498 0-821 314-821 929v565c0 615 404 929 1023 929 615 0 1019-314 1019-929v-2438zM5010 2806c-224 0-373-103-373-323v-655c0-220 144-323 368-323 225 0 373 103 373 323v655c0 220-144 323-368 323zM7196 1729c0-175 81-251 314-251 193 0 314 112 314 300v324c-139-130-345-198-592-198-485 0-799 247-799 732s314 731 794 731c319 0 566-103 696-318 126 260 386 372 866 274v-535c-206 23-314 14-314-282v-687c0-579-381-875-965-875-628 0-965 278-965 785zM7084 2613c0-134 143-193 368-193 224 0 372 59 372 193 0 135-148 193-372 193-225 0-368-58-368-193zM9126 3323h651v-1495c0-220 148-323 372-323 225 0 368 103 368 323v1495h651v-1450c0-615-404-929-1019-929-619 0-1023 314-1023 929z">
          <text:p/>
        </draw:path>
        <draw:frame draw:style-name="gr23" draw:text-style-name="P10" draw:layer="layout" svg:width="2.534cm" svg:height="0.441cm" svg:x="13.449cm" svg:y="15.192cm">
          <draw:text-box>
            <text:p text:style-name="P5"><text:span text:style-name="T4">Team (club)</text:span></text:p>
          </draw:text-box>
        </draw:frame>
        <draw:frame draw:style-name="gr24" draw:text-style-name="P13" draw:layer="layout" svg:width="4.5cm" svg:height="4.591cm" svg:x="9.75cm" svg:y="-0.091cm">
          <draw:image xlink:href="Pictures/10000001000002AC000002BA00F55CEDD6E24B4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Narrow" svg:font-family="ArialNarrow" style:font-pitch="variable"/>
    <style:font-face style:name="ArialNarrow1" svg:font-family="ArialNarrow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dealista" svg:font-family="Idealista" style:font-pitch="variable"/>
    <style:font-face style:name="Idealista1" svg:font-family="Idealis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2T19:22:33.806993984</dc:date>
    <meta:editing-duration>PT5M42S</meta:editing-duration>
    <meta:editing-cycles>2</meta:editing-cycles>
    <meta:generator>LibreOffice/7.4.5.1$Linux_X86_64 LibreOffice_project/40$Build-1</meta:generator>
    <meta:document-statistic meta:object-count="217"/>
  </office:meta>
</office:document-meta>
</file>